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orking with Cod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JavaZone 2011</text:span></text:p>
            <text:p><text:span text:style-name="T1"/></text:p>
            <text:p><text:span text:style-name="T1">Kristian Rosenvold</text:span></text:p>
            <text:p><text:span text:style-name="T2">Zenior AS</text:span></text:p>
            <text:p><text:span text:style-name="T2"/></text:p>
            <text:p><text:span text:style-name="T2">Apache Maven PMC</text:span></text:p>
            <text:p><text:span text:style-name="T2">Selenium Committer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 cod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fter each demo; show of hands for re-r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avigating code (5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^N, ctrl-shift-n, ctrl-alt-shift-n (^N Person, *<text:span text:style-name="T3">Person*</text:span>ust*)</text:p>
              </text:list-item>
              <text:list-item>
                <text:p>PCD# ctrl-F12</text:p>
              </text:list-item>
              <text:list-item>
                <text:p>AS#getCreditLimit ctrl-b, ctrl-chift-b</text:p>
              </text:list-item>
              <text:list-item>
                <text:p>PCD#createPersonCustomer, Ctrl-b go to declaration, ctrl-alt-b go to implementation. </text:p>
              </text:list-item>
              <text:list-item>
                <text:p>ctrl-alt-left&amp;right</text:p>
              </text:list-item>
              <text:list-item>
                <text:p>Ctrl-shift backspace (last edi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avigating code 2 (2-3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 numbered Bookmarks! (Two flavours!)</text:p>
              </text:list-item>
              <text:list-item>
                <text:p>When analyzing code, it's easy to get lost!</text:p>
              </text:list-item>
              <text:list-item>
                <text:p>CST#createANewCustomer </text:p>
              </text:list-item>
              <text:list-item>
                <text:p>Ctrl-shift-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ssigning to variables (2-3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ustomer customer &lt;ctrl-shift-space&gt; <text:s/>CST#customerDemo</text:p>
              </text:list-item>
              <text:list-item>
                <text:p>CustomerService</text:p>
              </text:list-item>
              <text:list-item>
                <text:p>Ctrl -alt -v, shift t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reating a class (5-6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PC, legg til pf Address residentialAddress, alt-enter + constructor</text:p>
              </text:list-item>
              <text:list-item>
                <text:p>PC, Address residentialAddress = new Address();</text:p>
                <text:list>
                  <text:list-item>
                    <text:p>Create a field where you need it</text:p>
                  </text:list-item>
                  <text:list-item>
                    <text:p>Ctrl-w, ctrl-shift-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lipping if's (3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ST#findCreditRan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lining (5-6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method PC#gFN</text:p>
              </text:list-item>
              <text:list-item>
                <text:p>AST All callers use “42” AS#gCL</text:p>
              </text:list-item>
              <text:list-item>
                <text:p>A variable OS#o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afe delete (4-5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t-f7 demo DPCD#deleteCustomer</text:p>
              </text:list-item>
              <text:list-item>
                <text:p>Alt-delete 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hanging a method (10-12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Customer needs DOB”</text:p>
                <text:list>
                  <text:list-item>
                    <text:p>Explain why regular is “bad”</text:p>
                  </text:list-item>
                  <text:list-item>
                    <text:p>Top (CST#createANewCustomer)</text:p>
                  </text:list-item>
                  <text:list-item>
                    <text:p>Bottom (DPCD#createPersonCustomer)</text:p>
                    <text:list>
                      <text:list-item>
                        <text:p>Create a field, create a parameter</text:p>
                      </text:list-item>
                    </text:list>
                  </text:list-item>
                  <text:list-item>
                    <text:p>Regular (Take a deep breath!) CustomerService#createPersonCustomer</text:p>
                    <text:list>
                      <text:list-item>
                        <text:p>Default value legal and illegal</text:p>
                      </text:list-item>
                      <text:list-item>
                        <text:p>“Any var”</text:p>
                      </text:list-item>
                      <text:list-item>
                        <text:p>Propagate paramet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ing alt-ent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e field (constructor, done(elsewhere)</text:p>
              </text:list-item>
              <text:list-item>
                <text:p>Return value (CST#customerDemo), change return type to PersonCustomer</text:p>
              </text:list-item>
              <text:list-item>
                <text:p>Disable auto-complete for java.awt.Li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yping anything you like (Optional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CST#customerDemo <text:s text:c="6"/>public String customers = customerService.findCustomers( new PersonName( "John", "Smith" ) );</text:span></text:p>
              </text:list-item>
              <text:list-item>
                <text:p><text:span text:style-name="T4"/></text:p>
              </text:list-item>
              <text:list-item>
                <text:p>Type just anything and have idea fix it (public String customer = new Customer())</text:p>
                <text:p/>
              </text:list-item>
              <text:list-item>
                <text:p>Delegating method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ive templates (Opt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er</text:p>
                <text:list>
                  <text:list-item>
                    <text:p>CST find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Creating tests (Opt3)</text:p>
            <text:list text:style-name="L2">
              <text:list-item>
                <text:p>Ctrl-shift-t</text:p>
                <text:list>
                  <text:list-item>
                    <text:p>Company class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ristian Rosenvold</meta:initial-creator>
    <meta:creation-date>2011-09-03T10:53:02</meta:creation-date>
    <meta:editing-duration>P1DT1H49M</meta:editing-duration>
    <meta:editing-cycles>37</meta:editing-cycles>
    <dc:date>2011-09-05T21:06:58</dc:date>
    <dc:creator>Kristian Rosenvold</dc:creator>
    <meta:generator>LibreOffice/3.3$Unix LibreOffice_project/330m19$Build-301</meta:generator>
    <meta:printed-by>Kristian Rosenvold</meta:printed-by>
    <meta:print-date>2011-09-03T16:55:15</meta:print-date>
    <meta:document-statistic meta:object-count="77"/>
  </office:meta>
</office:document-meta>
</file>